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text-properties style:font-name="Liberation Serif" fo:font-size="12pt" fo:font-style="normal" officeooo:rsid="0019c95c" officeooo:paragraph-rsid="0019c95c" style:font-size-asian="10.5pt" style:font-style-asian="normal" style:font-size-complex="12pt" style:font-style-complex="normal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19c95c"/>
    </style:style>
    <style:style style:name="P4" style:family="paragraph" style:parent-style-name="Standard">
      <style:text-properties officeooo:rsid="0015bfb6" officeooo:paragraph-rsid="001538c4"/>
    </style:style>
    <style:style style:name="P5" style:family="paragraph" style:parent-style-name="Standard">
      <style:text-properties officeooo:rsid="00152a86" officeooo:paragraph-rsid="001538c4"/>
    </style:style>
    <style:style style:name="P6" style:family="paragraph" style:parent-style-name="Standard">
      <style:text-properties officeooo:rsid="0016a871" officeooo:paragraph-rsid="0016a871"/>
    </style:style>
    <style:style style:name="P7" style:family="paragraph" style:parent-style-name="Standard">
      <style:text-properties fo:font-weight="bold" officeooo:rsid="00152a86" officeooo:paragraph-rsid="001538c4" style:font-weight-asian="bold" style:font-weight-complex="bold"/>
    </style:style>
    <style:style style:name="P8" style:family="paragraph" style:parent-style-name="Standard">
      <style:text-properties fo:font-weight="bold" officeooo:rsid="0015bfb6" officeooo:paragraph-rsid="001538c4" style:font-weight-asian="bold" style:font-weight-complex="bold"/>
    </style:style>
    <style:style style:name="P9" style:family="paragraph" style:parent-style-name="Standard">
      <style:text-properties fo:font-weight="bold" officeooo:rsid="0015df46" officeooo:paragraph-rsid="0015df46" style:font-weight-asian="bold" style:font-weight-complex="bold"/>
    </style:style>
    <style:style style:name="P10" style:family="paragraph" style:parent-style-name="Standard">
      <style:text-properties fo:font-weight="bold" officeooo:rsid="0016a871" officeooo:paragraph-rsid="0016a871" style:font-weight-asian="bold" style:font-weight-complex="bold"/>
    </style:style>
    <style:style style:name="P11" style:family="paragraph" style:parent-style-name="Standard">
      <style:text-properties fo:font-weight="bold" officeooo:rsid="00172fbf" officeooo:paragraph-rsid="00172fbf" style:font-weight-asian="bold" style:font-weight-complex="bold"/>
    </style:style>
    <style:style style:name="P12" style:family="paragraph" style:parent-style-name="Standard">
      <style:text-properties fo:font-weight="bold" officeooo:rsid="00192d26" officeooo:paragraph-rsid="00192d26" style:font-weight-asian="bold" style:font-weight-complex="bold"/>
    </style:style>
    <style:style style:name="P13" style:family="paragraph" style:parent-style-name="Standard">
      <style:text-properties fo:font-weight="bold" officeooo:rsid="0019c95c" officeooo:paragraph-rsid="0019c95c" style:font-weight-asian="bold" style:font-weight-complex="bold"/>
    </style:style>
    <style:style style:name="P14" style:family="paragraph" style:parent-style-name="Standard">
      <style:text-properties fo:font-weight="normal" officeooo:rsid="0016a871" officeooo:paragraph-rsid="0016a871" style:font-weight-asian="normal" style:font-weight-complex="normal"/>
    </style:style>
    <style:style style:name="P15" style:family="paragraph" style:parent-style-name="Standard">
      <style:text-properties fo:font-weight="normal" officeooo:rsid="00192d26" officeooo:paragraph-rsid="00192d26" style:font-weight-asian="normal" style:font-weight-complex="normal"/>
    </style:style>
    <style:style style:name="P16" style:family="paragraph" style:parent-style-name="Standard">
      <style:text-properties fo:font-weight="normal" officeooo:rsid="0019c95c" officeooo:paragraph-rsid="0019c95c" style:font-weight-asian="normal" style:font-weight-complex="normal"/>
    </style:style>
    <style:style style:name="P17" style:family="paragraph" style:parent-style-name="Standard">
      <style:text-properties officeooo:rsid="00172fbf" officeooo:paragraph-rsid="00172fbf"/>
    </style:style>
    <style:style style:name="P18" style:family="paragraph" style:parent-style-name="Standard">
      <style:text-properties officeooo:paragraph-rsid="0017f4f5"/>
    </style:style>
    <style:style style:name="P19" style:family="paragraph" style:parent-style-name="Standard">
      <style:text-properties style:font-name="Liberation Serif" fo:font-size="12pt" fo:font-weight="bold" officeooo:rsid="0019c95c" officeooo:paragraph-rsid="0019c95c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weight="normal" officeooo:rsid="0019c95c" officeooo:paragraph-rsid="0019c95c" style:font-weight-asian="normal" style:font-weight-complex="normal"/>
    </style:style>
    <style:style style:name="P21" style:family="paragraph" style:parent-style-name="Standard">
      <style:text-properties style:font-name="Liberation Serif" fo:font-weight="bold" officeooo:rsid="0019c95c" officeooo:paragraph-rsid="0019c95c" style:font-weight-asian="bold" style:font-weight-complex="bold"/>
    </style:style>
    <style:style style:name="P22" style:family="paragraph" style:parent-style-name="Preformatted_20_Text">
      <style:text-properties fo:font-weight="bold" officeooo:rsid="00172fbf" officeooo:paragraph-rsid="00172fbf" style:font-weight-asian="bold" style:font-weight-complex="bold"/>
    </style:style>
    <style:style style:name="P23" style:family="paragraph" style:parent-style-name="Preformatted_20_Text">
      <style:text-properties fo:font-weight="bold" officeooo:rsid="0017f4f5" officeooo:paragraph-rsid="0017f4f5" style:font-weight-asian="bold" style:font-weight-complex="bold"/>
    </style:style>
    <style:style style:name="P24" style:family="paragraph" style:parent-style-name="Preformatted_20_Text">
      <style:text-properties fo:font-weight="bold" officeooo:rsid="0017f4f5" officeooo:paragraph-rsid="0018b81d" style:font-weight-asian="bold" style:font-weight-complex="bold"/>
    </style:style>
    <style:style style:name="P25" style:family="paragraph" style:parent-style-name="Preformatted_20_Text">
      <style:text-properties fo:font-weight="bold" officeooo:rsid="0017f4f5" officeooo:paragraph-rsid="00192d26" style:font-weight-asian="bold" style:font-weight-complex="bold"/>
    </style:style>
    <style:style style:name="P26" style:family="paragraph" style:parent-style-name="Preformatted_20_Text">
      <style:text-properties style:font-name="Liberation Serif" fo:font-size="12pt" style:font-size-asian="12pt" style:font-size-complex="12pt"/>
    </style:style>
    <style:style style:name="P27" style:family="paragraph" style:parent-style-name="Preformatted_20_Text">
      <style:text-properties style:font-name="Liberation Serif" fo:font-weight="normal" officeooo:rsid="0019c95c" officeooo:paragraph-rsid="0019c95c" style:font-weight-asian="normal" style:font-weight-complex="normal"/>
    </style:style>
    <style:style style:name="P28" style:family="paragraph" style:parent-style-name="Preformatted_20_Text">
      <style:text-properties fo:font-weight="normal" officeooo:rsid="00192d26" officeooo:paragraph-rsid="00192d26" style:font-weight-asian="normal" style:font-weight-complex="normal"/>
    </style:style>
    <style:style style:name="P29" style:family="paragraph" style:parent-style-name="Preformatted_20_Text">
      <style:text-properties fo:font-weight="normal" officeooo:rsid="0019c95c" officeooo:paragraph-rsid="0019c95c" style:font-weight-asian="normal" style:font-weight-complex="normal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192d26"/>
    </style:style>
    <style:style style:name="T1" style:family="text">
      <style:text-properties officeooo:rsid="0015bfb6"/>
    </style:style>
    <style:style style:name="T2" style:family="text">
      <style:text-properties officeooo:rsid="0016a87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f4f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f4f5" style:font-weight-asian="normal" style:font-weight-complex="normal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18b81d" style:font-size-asian="12pt" style:font-size-complex="12pt"/>
    </style:style>
    <style:style style:name="T9" style:family="text">
      <style:text-properties style:font-name="Liberation Serif" fo:font-size="12pt" officeooo:rsid="00192d26" style:font-size-asian="12pt" style:font-size-complex="12pt"/>
    </style:style>
    <style:style style:name="T10" style:family="text">
      <style:text-properties style:font-name="Liberation Serif" fo:font-size="12pt" officeooo:rsid="0019c95c" style:font-size-asian="12pt" style:font-size-complex="12pt"/>
    </style:style>
    <style:style style:name="T11" style:family="text">
      <style:text-properties style:font-name="Liberation Serif" fo:font-size="12pt" fo:font-weight="normal" officeooo:rsid="0018b81d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92d26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style="normal" fo:font-weight="normal" officeooo:rsid="0019c95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weight="bold" officeooo:rsid="0019c95c" style:font-weight-asian="bold" style:font-weight-complex="bold"/>
    </style:style>
    <style:style style:name="T16" style:family="text">
      <style:text-properties style:font-name="Liberation Serif" fo:font-weight="normal" officeooo:rsid="0019c95c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officeooo:rsid="00192d2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://www.michael-noll.com/tutorials/running-hadoop-on-ubuntu-linux-single-node-cluster" text:style-name="Internet_20_link" text:visited-style-name="Visited_20_Internet_20_Link">http://www.michael-noll.com/tutorials/running-hadoop-on-ubuntu-linux-single-node-cluster</text:a></text:p>
      <text:p text:style-name="P5"/>
      <text:p text:style-name="P7">$ sudo apt-get update</text:p>
      <text:p text:style-name="P7">$ <text:span text:style-name="T1">sudo apt-get install default-jdk</text:span></text:p>
      <text:p text:style-name="P5">// <text:span text:style-name="T1">this is to install java jdk </text:span></text:p>
      <text:p text:style-name="P8">$ java version</text:p>
      <text:p text:style-name="P8">$ sudo apt-get install ssh</text:p>
      <text:p text:style-name="P8">$ ssh localhost</text:p>
      <text:p text:style-name="P9">$ ssh-keygen -t rsa -P “”</text:p>
      <text:p text:style-name="P9">$ cat $HOME/.ssh/id_rsa.pub &gt;&gt; $HOME/.ssh/authorized_keys</text:p>
      <text:p text:style-name="P9">$ ssh localhost</text:p>
      <text:p text:style-name="P4">// <text:span text:style-name="T2">Dont move the hadoop file form home to /usr/local since it requires permissions to access every file in /usr</text:span></text:p>
      <text:p text:style-name="P4"/>
      <text:p text:style-name="P4"/>
      <text:p text:style-name="P17">Now install stable version of hadoop from <text:a xlink:type="simple" xlink:href="http://www-eu.apache.org/dist/hadoop/core/" text:style-name="Internet_20_link" text:visited-style-name="Visited_20_Internet_20_Link">http://www-eu.apache.org/dist/hadoop/core/</text:a> and untar the downloaded file </text:p>
      <text:p text:style-name="P22"><text:span text:style-name="Source_20_Text"><text:span text:style-name="T7">$ sudo tar xzf hadoop-2.8.1.tar.gz</text:span></text:span></text:p>
      <text:p text:style-name="P10">$ sudo gedit ~/.bashrc</text:p>
      <text:p text:style-name="P6"/>
      <text:p text:style-name="P6">If gedit doesnt get open in a new ubuntu system, then type <text:span text:style-name="T3">$ sudo apt-get upgrade </text:span></text:p>
      <text:p text:style-name="P14">and the bashrc file should not be empty.</text:p>
      <text:p text:style-name="P14"/>
      <text:p text:style-name="P14">In bashrc file, append these lines at the end and save </text:p>
      <text:p text:style-name="P14"/>
      <text:p text:style-name="P10">#Hadoop variables</text:p>
      <text:p text:style-name="P10">export JAVA_HOME=/usr/lib/jvm/java-7-openjdk-amd64 <text:s text:c="2"/><text:span text:style-name="T5">// here write the path where u have installed java</text:span></text:p>
      <text:p text:style-name="P10">export HADOOP_INSTALL=/home/charul/hadoop <text:s/><text:span text:style-name="T5">//here write the path where hadoop has been installed</text:span></text:p>
      <text:p text:style-name="P10">export PATH=$PATH:$HADOOP_INSTALL/bin</text:p>
      <text:p text:style-name="P10">export PATH=$PATH:$HADOOP_INSTALL/sbin</text:p>
      <text:p text:style-name="P10">export HADOOP_MAPRED_HOME=$HADOOP_INSTALL</text:p>
      <text:p text:style-name="P10">export HADOOP_COMMON_HOME=$HADOOP_INSTALL</text:p>
      <text:p text:style-name="P10">export HADOOP_HDFS_HOME=$HADOOP_INSTALL</text:p>
      <text:p text:style-name="P10">export YARN_HOME=$HADOOP_INSTALL</text:p>
      <text:p text:style-name="P10">#end of Hadoop variable declaration</text:p>
      <text:p text:style-name="P10"/>
      <text:p text:style-name="P10"/>
      <text:p text:style-name="P10"/>
      <text:p text:style-name="P10"/>
      <text:p text:style-name="P10"/>
      <text:p text:style-name="P11">$ source ~/.bashrc</text:p>
      <text:p text:style-name="P11">$ hadoop version</text:p>
      <text:p text:style-name="P11">$ cd /home/charul//hadoop/etc/hadoop/hadoop-env.sh</text:p>
      <text:p text:style-name="P11"><text:span text:style-name="T5">Now add this line in the file</text:span></text:p>
      <text:p text:style-name="P11">export JAVA_HOME=${JAVA_HOME}</text:p>
      <text:p text:style-name="P11">export JAVA_HOME=<text:span text:style-name="T2">/usr/lib/jvm/java-7-openjdk-amd64 </text:span></text:p>
      <text:p text:style-name="P11"/>
      <text:p text:style-name="P11"/>
      <text:p text:style-name="P11"/>
      <text:p text:style-name="P18"><text:soft-page-break/><text:span text:style-name="T4">$ sudo mkdir -p /home/charul/tmp <text:s text:c="7"/></text:span><text:span text:style-name="T6">// </text:span><text:span text:style-name="T5">create the directory and set the required ownerships and permissions</text:span></text:p>
      <text:p text:style-name="P23"><text:span text:style-name="Source_20_Text"><text:span text:style-name="T7">$ sudo chown -</text:span></text:span><text:span text:style-name="Source_20_Text"><text:span text:style-name="T8">R charul:charul</text:span></text:span><text:span text:style-name="Source_20_Text"><text:span text:style-name="T7"> /</text:span></text:span><text:span text:style-name="Source_20_Text"><text:span text:style-name="T8">home/charul</text:span></text:span><text:span text:style-name="Source_20_Text"><text:span text:style-name="T7">/tmp</text:span></text:span></text:p>
      <text:p text:style-name="P24"><text:span text:style-name="Source_20_Text"><text:span text:style-name="T8">$ sudo chmod 750 /home/charul/tmp</text:span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>Now in core-site.xml file, </text:span></text:span><text:span text:style-name="Source_20_Text"><text:span text:style-name="T9">edit the following</text:span></text:span></text:p>
      <text:p text:style-name="P24"><text:span text:style-name="Source_20_Text"><text:span text:style-name="T8"/></text:span></text:p>
      <text:p text:style-name="P25"><text:span text:style-name="Source_20_Text"><text:span text:style-name="T12">&lt;configuration&gt;</text:span></text:span></text:p>
      <text:p text:style-name="P25"><text:span text:style-name="Source_20_Text"><text:span text:style-name="T12">. . . </text:span></text:span></text:p>
      <text:p text:style-name="P24"><text:span text:style-name="Source_20_Text"><text:span text:style-name="T11">&lt;property&gt;</text:span></text:span></text:p>
      <text:p text:style-name="Preformatted_20_Text"><text:span text:style-name="Source_20_Text"><text:span text:style-name="T7"><text:s text:c="2"/>&lt;name&gt;hadoop.tmp.dir&lt;/name&gt;</text:span></text:span></text:p>
      <text:p text:style-name="Preformatted_20_Text"><text:span text:style-name="Source_20_Text"><text:span text:style-name="T7"><text:s text:c="2"/>&lt;value&gt;/</text:span></text:span><text:span text:style-name="Source_20_Text"><text:span text:style-name="T8">home/charul</text:span></text:span><text:span text:style-name="Source_20_Text"><text:span text:style-name="T7">/tmp&lt;/value&gt;</text:span></text:span></text:p>
      <text:p text:style-name="Preformatted_20_Text"><text:span text:style-name="Source_20_Text"><text:span text:style-name="T7"><text:s text:c="2"/>&lt;description&gt;A base for other temporary directories.&lt;/description&gt;</text:span></text:span></text:p>
      <text:p text:style-name="Preformatted_20_Text"><text:span text:style-name="Source_20_Text"><text:span text:style-name="T7">&lt;/property&gt;</text:span></text:span></text:p>
      <text:p text:style-name="P26"/>
      <text:p text:style-name="Preformatted_20_Text"><text:span text:style-name="Source_20_Text"><text:span text:style-name="T7">&lt;property&gt;</text:span></text:span></text:p>
      <text:p text:style-name="Preformatted_20_Text"><text:span text:style-name="Source_20_Text"><text:span text:style-name="T7"><text:s text:c="2"/>&lt;name&gt;fs.default.name&lt;/name&gt;</text:span></text:span></text:p>
      <text:p text:style-name="Preformatted_20_Text"><text:span text:style-name="Source_20_Text"><text:span text:style-name="T7"><text:s text:c="2"/>&lt;value&gt;hdfs://localhost:</text:span></text:span><text:span text:style-name="Source_20_Text"><text:span text:style-name="T8">9000</text:span></text:span><text:span text:style-name="Source_20_Text"><text:span text:style-name="T7">&lt;/value&gt;</text:span></text:span></text:p>
      <text:p text:style-name="Preformatted_20_Text"><text:span text:style-name="Source_20_Text"><text:span text:style-name="T7"><text:s text:c="2"/>&lt;description&gt;The name of the default file system. <text:s/>A URI whose</text:span></text:span></text:p>
      <text:p text:style-name="Preformatted_20_Text"><text:span text:style-name="Source_20_Text"><text:span text:style-name="T7"><text:s text:c="2"/>scheme and authority determine the FileSystem implementation. <text:s/>The</text:span></text:span></text:p>
      <text:p text:style-name="Preformatted_20_Text"><text:span text:style-name="Source_20_Text"><text:span text:style-name="T7"><text:s text:c="2"/>uri's scheme determines the config property (fs.SCHEME.impl) naming</text:span></text:span></text:p>
      <text:p text:style-name="Preformatted_20_Text"><text:span text:style-name="Source_20_Text"><text:span text:style-name="T7"><text:s text:c="2"/>the FileSystem implementation class. <text:s/>The uri's authority is used to</text:span></text:span></text:p>
      <text:p text:style-name="Preformatted_20_Text"><text:span text:style-name="Source_20_Text"><text:span text:style-name="T7"><text:s text:c="2"/>determine the host, port, etc. for a filesystem.&lt;/description&gt;</text:span></text:span></text:p>
      <text:p text:style-name="P30"><text:span text:style-name="Source_20_Text"><text:span text:style-name="T7">&lt;/property&gt;</text:span></text:span></text:p>
      <text:p text:style-name="P30"><text:span text:style-name="Source_20_Text">. . .</text:span></text:p>
      <text:p text:style-name="P31"><text:span text:style-name="Source_20_Text"><text:span text:style-name="T20">&lt;/configuration&gt;</text:span></text:span></text:p>
      <text:p text:style-name="P24"><text:span text:style-name="Source_20_Text"><text:span text:style-name="T8"/></text:span></text:p>
      <text:p text:style-name="P12">Now in mapred-site.xml, edit the following</text:p>
      <text:p text:style-name="P12"/>
      <text:p text:style-name="P15">&lt;configuration&gt;</text:p>
      <text:p text:style-name="P12">. . .</text:p>
      <text:p text:style-name="P28"><text:span text:style-name="Source_20_Text"><text:span text:style-name="T7">&lt;property&gt;</text:span></text:span></text:p>
      <text:p text:style-name="Preformatted_20_Text"><text:span text:style-name="Source_20_Text"><text:span text:style-name="T7"><text:s text:c="2"/>&lt;name&gt;mapred.job.tracker&lt;/name&gt;</text:span></text:span></text:p>
      <text:p text:style-name="Preformatted_20_Text"><text:span text:style-name="Source_20_Text"><text:span text:style-name="T7"><text:s text:c="2"/>&lt;value&gt;localhost:54311&lt;/value&gt;</text:span></text:span></text:p>
      <text:p text:style-name="Preformatted_20_Text"><text:span text:style-name="Source_20_Text"><text:span text:style-name="T7"><text:s text:c="2"/>&lt;description&gt;The host and port that the MapReduce job tracker runs</text:span></text:span></text:p>
      <text:p text:style-name="Preformatted_20_Text"><text:span text:style-name="Source_20_Text"><text:span text:style-name="T7"><text:s text:c="2"/>at. <text:s/>If "local", then jobs are run in-process as a single map</text:span></text:span></text:p>
      <text:p text:style-name="Preformatted_20_Text"><text:span text:style-name="Source_20_Text"><text:span text:style-name="T7"><text:s text:c="2"/>and reduce task.</text:span></text:span></text:p>
      <text:p text:style-name="Preformatted_20_Text"><text:span text:style-name="Source_20_Text"><text:span text:style-name="T7"><text:s text:c="2"/>&lt;/description&gt;</text:span></text:span></text:p>
      <text:p text:style-name="P30"><text:span text:style-name="Source_20_Text"><text:span text:style-name="T7">&lt;/property&gt;</text:span></text:span></text:p>
      <text:p text:style-name="P15">. . .</text:p>
      <text:p text:style-name="P15">&lt;/configuration&gt;</text:p>
      <text:p text:style-name="P15"/>
      <text:p text:style-name="P15"/>
      <text:p text:style-name="P13">Now in hdfs-site.xml, edit the following</text:p>
      <text:p text:style-name="P13"/>
      <text:p text:style-name="P16">&lt;configuration&gt;</text:p>
      <text:p text:style-name="P19">. . .</text:p>
      <text:p text:style-name="P29"><text:soft-page-break/><text:span text:style-name="Source_20_Text"><text:span text:style-name="T7">&lt;property&gt;</text:span></text:span></text:p>
      <text:p text:style-name="Preformatted_20_Text"><text:span text:style-name="Source_20_Text"><text:span text:style-name="T17"><text:s/></text:span></text:span><text:span text:style-name="Source_20_Text"><text:span text:style-name="T7"><text:s/>&lt;name&gt;dfs.replication&lt;/name&gt;</text:span></text:span></text:p>
      <text:p text:style-name="Preformatted_20_Text"><text:span text:style-name="Source_20_Text"><text:span text:style-name="T7"><text:s text:c="2"/>&lt;value&gt;1&lt;/value&gt; <text:s text:c="2"/>//</text:span></text:span><text:span text:style-name="Source_20_Text"><text:span text:style-name="T10">value 1 indicates that we want to create a single replicate of secondary node</text:span></text:span></text:p>
      <text:p text:style-name="Preformatted_20_Text"><text:span text:style-name="Source_20_Text"><text:span text:style-name="T7"><text:s text:c="2"/>&lt;description&gt;Default block replication.</text:span></text:span></text:p>
      <text:p text:style-name="Preformatted_20_Text"><text:span text:style-name="Source_20_Text"><text:span text:style-name="T7"><text:s text:c="2"/>The actual number of replications can be specified when the file is created.</text:span></text:span></text:p>
      <text:p text:style-name="Preformatted_20_Text"><text:span text:style-name="Source_20_Text"><text:span text:style-name="T7"><text:s text:c="2"/>The default is used if replication is not specified in create time.</text:span></text:span></text:p>
      <text:p text:style-name="Preformatted_20_Text"><text:span text:style-name="Source_20_Text"><text:span text:style-name="T7"><text:s text:c="2"/>&lt;/description&gt;</text:span></text:span></text:p>
      <text:p text:style-name="P30"><text:span text:style-name="Source_20_Text"><text:span text:style-name="T7">&lt;/property&gt;</text:span></text:span></text:p>
      <text:p text:style-name="P20">. . .</text:p>
      <text:p text:style-name="P20">&lt;/configuration&gt;</text:p>
      <text:p text:style-name="P20"/>
      <text:p text:style-name="P20"/>
      <text:p text:style-name="P19"/>
      <text:p text:style-name="P27"><text:span text:style-name="Source_20_Text"><text:span text:style-name="T13">$ /home/charul/hadoop namenode -format</text:span></text:span></text:p>
      <text:p text:style-name="P27"><text:span text:style-name="Source_20_Text"><text:span text:style-name="T13">$ /home/charul/hadoop start-all.sh</text:span></text:span></text:p>
      <text:p text:style-name="P27"><text:span text:style-name="Source_20_Text"><text:span text:style-name="T13">hduser@ubuntu:/usr/local/hadoop$ jps <text:s text:c="4"/></text:span></text:span><text:span text:style-name="Source_20_Text"><text:span text:style-name="T7">//all 6 things should appear</text:span></text:span></text:p>
      <text:p text:style-name="Preformatted_20_Text"><text:span text:style-name="Source_20_Text">2287 TaskTracker</text:span></text:p>
      <text:p text:style-name="Preformatted_20_Text"><text:span text:style-name="Source_20_Text">2149 JobTracker</text:span></text:p>
      <text:p text:style-name="Preformatted_20_Text"><text:span text:style-name="Source_20_Text">1938 DataNode</text:span></text:p>
      <text:p text:style-name="Preformatted_20_Text"><text:span text:style-name="Source_20_Text">2085 SecondaryNameNode</text:span></text:p>
      <text:p text:style-name="Preformatted_20_Text"><text:span text:style-name="Source_20_Text">2349 Jps</text:span></text:p>
      <text:p text:style-name="P30"><text:span text:style-name="Source_20_Text">1788 NameNode</text:span></text:p>
      <text:p text:style-name="P27"><text:span text:style-name="Source_20_Text"><text:span text:style-name="T13"/></text:span></text:p>
      <text:p text:style-name="P27"><text:span text:style-name="Source_20_Text"><text:span text:style-name="T13"/></text:span></text:p>
      <text:p text:style-name="P21">Now in browser, </text:p>
      <text:p text:style-name="P3"><text:span text:style-name="T15"><text:s text:c="11"/></text:span><text:a xlink:type="simple" xlink:href="http://localhost:50070/" text:style-name="Internet_20_link" text:visited-style-name="Visited_20_Internet_20_Link"><text:span text:style-name="T15">http://localhost:50070/</text:span></text:a><text:span text:style-name="T15"> – </text:span><text:span text:style-name="T16">web UI of the NameNode daemon </text:span></text:p>
      <text:p text:style-name="P3"><text:span text:style-name="T15"><text:s text:c="11"/></text:span><text:a xlink:type="simple" xlink:href="http://localhost:50030/" text:style-name="Internet_20_link" text:visited-style-name="Visited_20_Internet_20_Link">http://localhost:50030/</text:a> – web UI of the JobTracker daemon </text:p>
      <text:list xml:id="list296954758819462611" text:style-name="L1">
        <text:list-header>
          <text:p text:style-name="P2"><text:a xlink:type="simple" xlink:href="http://localhost:50060/" text:style-name="Internet_20_link" text:visited-style-name="Visited_20_Internet_20_Link">http://localhost:50060/</text:a> – web UI of the TaskTracker daemon </text:p>
        </text:list-header>
      </text:list>
      <text:p text:style-name="P21"/>
      <text:p text:style-name="P20"/>
      <text:p text:style-name="P20"/>
      <text:h text:style-name="P1" text:outline-level="4">$ /home/charul/hadoop stop-all.sh <text:s text:c="5"/>//<text:span text:style-name="T5">to stop the hadoop </text:span></text:h>
      <text:p text:style-name="P3"><text:span text:style-name="T14"/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8:16:04.674418488</meta:creation-date>
    <meta:generator>LibreOffice/5.1.6.2$Linux_X86_64 LibreOffice_project/10m0$Build-2</meta:generator>
    <dc:date>2017-10-05T19:49:09.365875731</dc:date>
    <meta:editing-duration>PT30M32S</meta:editing-duration>
    <meta:editing-cycles>5</meta:editing-cycles>
    <meta:document-statistic meta:table-count="0" meta:image-count="0" meta:object-count="0" meta:page-count="3" meta:paragraph-count="95" meta:word-count="444" meta:character-count="3579" meta:non-whitespace-character-count="3126"/>
  </office:meta>
</office:document-meta>
</file>